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style:writing-mode="lr-tb"/>
      <style:text-properties style:font-name="sans-serif" fo:font-size="9.75pt"/>
    </style:style>
    <style:style style:name="P3" style:family="paragraph" style:parent-style-name="Standard">
      <style:paragraph-properties style:writing-mode="lr-tb"/>
      <style:text-properties style:font-name="sans-serif" fo:font-size="9.75pt" officeooo:paragraph-rsid="000c7b5d"/>
    </style:style>
    <style:style style:name="P4" style:family="paragraph" style:parent-style-name="Standard">
      <style:paragraph-properties style:writing-mode="lr-tb"/>
      <style:text-properties style:font-name="sans-serif" fo:font-size="9pt"/>
    </style:style>
    <style:style style:name="P5" style:family="paragraph" style:parent-style-name="Standard">
      <style:paragraph-properties style:writing-mode="lr-tb"/>
      <style:text-properties style:font-name="monospace" fo:font-size="9pt"/>
    </style:style>
    <style:style style:name="P6" style:family="paragraph" style:parent-style-name="Standard">
      <style:paragraph-properties style:writing-mode="lr-tb"/>
      <style:text-properties style:font-name="monospace" fo:font-size="9.75pt" officeooo:paragraph-rsid="000d7ed1"/>
    </style:style>
    <style:style style:name="P7" style:family="paragraph" style:parent-style-name="Standard">
      <style:paragraph-properties style:writing-mode="lr-tb"/>
      <style:text-properties officeooo:paragraph-rsid="000c7b5d"/>
    </style:style>
    <style:style style:name="P8" style:family="paragraph" style:parent-style-name="Standard">
      <style:paragraph-properties style:writing-mode="lr-tb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officeooo:paragraph-rsid="000d7ed1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 style:writing-mode="lr-tb"/>
      <style:text-properties fo:color="#000000" style:font-name="monospace" fo:font-size="9pt" officeooo:paragraph-rsid="000d7ed1"/>
    </style:style>
    <style:style style:name="T1" style:family="text">
      <style:text-properties style:font-name="sans-serif" fo:font-size="9.75pt" officeooo:rsid="000c7b5d"/>
    </style:style>
    <style:style style:name="T2" style:family="text">
      <style:text-properties style:font-name="sans-serif" officeooo:rsid="000d7ed1"/>
    </style:style>
    <style:style style:name="T3" style:family="text">
      <style:text-properties style:font-name="sans-serif" officeooo:rsid="000c7b5d"/>
    </style:style>
    <style:style style:name="T4" style:family="text">
      <style:text-properties officeooo:rsid="000c7b5d"/>
    </style:style>
    <style:style style:name="T5" style:family="text">
      <style:text-properties style:font-name="monospace" fo:font-size="9pt"/>
    </style:style>
    <style:style style:name="T6" style:family="text">
      <style:text-properties style:font-name="monospace" fo:font-size="9pt" officeooo:rsid="000c7b5d"/>
    </style:style>
    <style:style style:name="T7" style:family="text">
      <style:text-properties officeooo:rsid="000d7ed1"/>
    </style:style>
    <style:style style:name="T8" style:family="text">
      <style:text-properties fo:color="#3f7f5f" style:font-name-asian="Monospace" style:font-size-asian="10pt" style:font-name-complex="Monospace" style:font-size-complex="10pt"/>
    </style:style>
    <style:style style:name="T9" style:family="text">
      <style:text-properties fo:color="#3f7f5f" officeooo:rsid="000d7ed1" style:font-name-asian="Monospace" style:font-size-asian="10pt" style:font-name-complex="Monospace" style:font-size-complex="10pt"/>
    </style:style>
    <style:style style:name="T10" style:family="text">
      <style:text-properties fo:color="#3f7f5f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11" style:family="text">
      <style:text-properties fo:color="#3f7f5f" style:text-underline-style="solid" style:text-underline-width="auto" style:text-underline-color="font-color" officeooo:rsid="000d7ed1" style:font-name-asian="Monospace" style:font-size-asian="10pt" style:font-name-complex="Monospace" style:font-size-complex="10pt"/>
    </style:style>
    <style:style style:name="T12" style:family="text">
      <style:text-properties officeooo:rsid="000d7ed1" style:font-name-asian="Monospace" style:font-size-asian="10pt" style:font-name-complex="Monospace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3"><text:span text:style-name="T4">Manuel d'utilisation de la fonction Count :</text:span></text:p>
      <text:p text:style-name="P3"><text:span text:style-name="T4"/></text:p>
      <text:p text:style-name="P3"><text:span text:style-name="T4">Count</text:span></text:p>
      <text:p text:style-name="P2">Syntaxe</text:p>
      <text:p text:style-name="P5">#include &lt;<text:span text:style-name="T4">Cartography</text:span>.h&gt;</text:p>
      <text:p text:style-name="P5"><text:span text:style-name="T4">long Count</text:span>();</text:p>
      <text:p text:style-name="P3"><text:span text:style-name="T6">long Count</text:span><text:span text:style-name="T5">(</text:span><text:span text:style-name="T6">char* pszDMP</text:span><text:span text:style-name="T5">);</text:span></text:p>
      <text:p text:style-name="P3">Description</text:p>
      <text:p text:style-name="P3"><text:span text:style-name="T4">Compte le nombre de DMP dans la liste.</text:span></text:p>
      <text:p text:style-name="P3"><text:span text:style-name="T4">Compte le nombre de DMP dans la liste dont l'élement est pszDMP.</text:span></text:p>
      <text:p text:style-name="P3"><text:span text:style-name="T4"><text:s/>PszDMP </text:span></text:p>
      <text:p text:style-name="P7"><text:span text:style-name="T1">Element à rechercher dans la liste.</text:span></text:p>
      <text:p text:style-name="P2"/>
      <text:p text:style-name="P2">Valeur de retour</text:p>
      <text:p text:style-name="P6"><text:span text:style-name="T7">Nombre de DMP dans la liste</text:span><text:span text:style-name="T3"> </text:span><text:span text:style-name="T2">(</text:span><text:span text:style-name="T3">dont l'élement est pszDMP</text:span><text:span text:style-name="T2">).</text:span></text:p>
      <text:p text:style-name="P2">.</text:p>
      <text:p text:style-name="P2">Exemple d’utilisation</text:p>
      <text:p text:style-name="P5">#include <text:span text:style-name="T7">"Cartography</text:span>.h<text:span text:style-name="T7">"</text:span></text:p>
      <text:p text:style-name="P5"/>
      <text:p text:style-name="P5">int main( )</text:p>
      <text:p text:style-name="P5">{ </text:p>
      <text:p text:style-name="P8">Cartography c<text:span text:style-name="T7">art</text:span>;</text:p>
      <text:p text:style-name="P9"><text:span text:style-name="T12">char* pszDMP ;</text:span></text:p>
      <text:p text:style-name="P9"><text:span text:style-name="T12">cart.Count(pszDMP); ou cart.Count() ;</text:span></text:p>
      <text:p text:style-name="P10"><text:span text:style-name="T12">return 0;</text:span></text:p>
      <text:p text:style-name="P1"><text:span text:style-name="T5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DejaVu Sans1" svg:font-family="'DejaVu Sans'" style:font-family-generic="swiss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8T17:01:59</meta:creation-date>
    <dc:date>2013-10-18T17:27:40</dc:date>
    <meta:editing-duration>PT10M31S</meta:editing-duration>
    <meta:editing-cycles>1</meta:editing-cycles>
    <meta:document-statistic meta:table-count="0" meta:image-count="0" meta:object-count="0" meta:page-count="1" meta:paragraph-count="23" meta:word-count="78" meta:character-count="482" meta:non-whitespace-character-count="424"/>
    <meta:generator>LibreOffice/3.6$Linux_X86_64 LibreOffice_project/360m1$Build-2</meta:generator>
  </office:meta>
</office:document-meta>
</file>